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fo:min-height="0.92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b4c7dc" fo:min-height="0.83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4.195cm" fo:min-width="4.263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7.22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68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6.974cm" fo:min-width="0cm" fo:wrap-option="wrap"/>
    </style:style>
    <style:style style:name="gr11" style:family="graphic" style:parent-style-name="standard">
      <style:graphic-properties draw:fill="solid" draw:fill-color="#ffffff" draw:textarea-horizontal-align="justify" draw:textarea-vertical-align="top" draw:auto-grow-height="false" fo:min-height="0.655cm" fo:min-width="6.033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0.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b4c7dc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3.974cm" svg:y="18.7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4.608cm" svg:y1="18.774cm" svg:x2="4.608cm" svg:y2="21.949cm">
              <text:p/>
            </draw:line>
            <draw:line draw:style-name="gr2" draw:text-style-name="P1" draw:layer="layout" svg:x1="5.244cm" svg:y1="18.774cm" svg:x2="5.244cm" svg:y2="21.949cm">
              <text:p/>
            </draw:line>
            <draw:line draw:style-name="gr2" draw:text-style-name="P1" draw:layer="layout" svg:x1="5.879cm" svg:y1="18.774cm" svg:x2="5.879cm" svg:y2="21.949cm">
              <text:p/>
            </draw:line>
            <draw:line draw:style-name="gr2" draw:text-style-name="P1" draw:layer="layout" svg:x1="6.515cm" svg:y1="18.774cm" svg:x2="6.515cm" svg:y2="21.949cm">
              <text:p/>
            </draw:line>
            <draw:line draw:style-name="gr2" draw:text-style-name="P1" draw:layer="layout" svg:x1="3.974cm" svg:y1="19.408cm" svg:x2="7.149cm" svg:y2="19.408cm">
              <text:p/>
            </draw:line>
            <draw:line draw:style-name="gr2" draw:text-style-name="P1" draw:layer="layout" svg:x1="3.974cm" svg:y1="20.044cm" svg:x2="7.149cm" svg:y2="20.044cm">
              <text:p/>
            </draw:line>
            <draw:line draw:style-name="gr2" draw:text-style-name="P1" draw:layer="layout" svg:x1="3.974cm" svg:y1="20.679cm" svg:x2="7.149cm" svg:y2="20.679cm">
              <text:p/>
            </draw:line>
            <draw:line draw:style-name="gr2" draw:text-style-name="P1" draw:layer="layout" svg:x1="3.974cm" svg:y1="21.315cm" svg:x2="7.149cm" svg:y2="21.315cm">
              <text:p/>
            </draw:line>
          </draw:g>
          <draw:frame draw:style-name="gr3" draw:text-style-name="P2" draw:layer="layout" svg:width="1.473cm" svg:height="0.725cm" draw:transform="rotate (1.5707963267949) translate (3.974cm 18.774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4.575cm 18.775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5.776cm 18.776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6.477cm 18.777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5.078cm 18.778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2.022cm" svg:y="18.774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2.022cm" svg:y="19.375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2.022cm" svg:y="20.076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.704cm" svg:y="20.676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.117cm" svg:y="21.277cm">
            <draw:text-box>
              <text:p text:style-name="P3"><text:span text:style-name="T1">Uzbekistan</text:span></text:p>
            </draw:text-box>
          </draw:frame>
        </draw:g>
        <draw:frame draw:style-name="gr4" draw:text-style-name="P5" draw:layer="layout" svg:width="8.168cm" svg:height="1.673cm" svg:x="1.087cm" svg:y="15cm">
          <draw:text-box>
            <text:p>gfmpx[“sawn”][“cons”] is a 2 dimensional array</text:p>
          </draw:text-box>
        </draw:frame>
        <draw:frame draw:style-name="gr5" draw:text-style-name="P5" draw:layer="layout" svg:width="17.08cm" svg:height="1.087cm" svg:x="2.335cm" svg:y="1.065cm">
          <draw:text-box>
            <text:p>The dataset gfmpx[“sawn”] contains many data arrays</text:p>
          </draw:text-box>
        </draw:frame>
        <draw:custom-shape draw:style-name="gr6" draw:text-style-name="P7" draw:layer="layout" svg:width="4.763cm" svg:height="4.445cm" svg:x="2.784cm" svg:y="5.64cm">
          <text:p text:style-name="P6">c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3.66cm" svg:y="6.616cm">
          <text:p text:style-name="P6">im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4.535cm" svg:y="7.591cm">
          <text:p text:style-name="P6">ex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5.411cm" svg:y="8.567cm">
          <text:p text:style-name="P6">pro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7.88cm" draw:transform="rotate (1.5707963267949) translate (2.2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8.376cm" svg:height="1.673cm" svg:x="2.389cm" svg:y="2.608cm">
          <draw:text-box>
            <text:p text:style-name="P6">Two dimensional data countries x time</text:p>
          </draw:text-box>
        </draw:frame>
        <draw:frame draw:style-name="gr9" draw:text-style-name="P8" draw:layer="layout" svg:width="5.778cm" svg:height="1.718cm" svg:x="13.689cm" svg:y="2.608cm">
          <draw:text-box>
            <text:p text:style-name="P6">One dimensional data</text:p>
          </draw:text-box>
        </draw:frame>
        <draw:custom-shape draw:style-name="gr10" draw:text-style-name="P1" draw:layer="layout" svg:width="1.27cm" svg:height="7.62cm" draw:transform="rotate (1.5707963267949) translate (12.74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7" draw:layer="layout" svg:width="6.533cm" svg:height="0.905cm" svg:x="13.42cm" svg:y="5.776cm">
          <text:p text:style-name="P6">cons_price_elasticit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33cm" svg:height="0.905cm" svg:x="13.42cm" svg:y="6.856cm">
          <text:p text:style-name="P6">cons_gdp_elasticit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33cm" svg:height="0.905cm" svg:x="13.42cm" svg:y="7.937cm">
          <text:p text:style-name="P6">cons_consta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6.284cm" svg:y="9.54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33cm" svg:height="0.905cm" svg:x="13.42cm" svg:y="10.098cm">
          <text:p text:style-name="P6">imp_price_elascticit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33cm" svg:height="0.905cm" svg:x="13.42cm" svg:y="9.017cm">
          <text:p text:style-name="P6">imp_constan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33cm" svg:height="0.905cm" svg:x="13.42cm" svg:y="11.176cm">
          <text:p text:style-name="P6">...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214cm" svg:height="1.673cm" svg:x="9.788cm" svg:y="15cm">
          <draw:text-box>
            <text:p>gfmpx[“sawn”][“cons_price_elasticity”] is a one dimensional array</text:p>
          </draw:text-box>
        </draw:frame>
        <draw:g>
          <draw:custom-shape draw:style-name="gr12" draw:text-style-name="P1" draw:layer="layout" svg:width="0.69cm" svg:height="3.175cm" svg:x="15.177cm" svg:y="17.2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177cm" svg:y1="17.851cm" svg:x2="15.867cm" svg:y2="17.851cm">
            <text:p/>
          </draw:line>
          <draw:line draw:style-name="gr2" draw:text-style-name="P1" draw:layer="layout" svg:x1="15.177cm" svg:y1="18.487cm" svg:x2="15.867cm" svg:y2="18.487cm">
            <text:p/>
          </draw:line>
          <draw:line draw:style-name="gr2" draw:text-style-name="P1" draw:layer="layout" svg:x1="15.177cm" svg:y1="19.122cm" svg:x2="15.867cm" svg:y2="19.122cm">
            <text:p/>
          </draw:line>
          <draw:line draw:style-name="gr2" draw:text-style-name="P1" draw:layer="layout" svg:x1="15.177cm" svg:y1="19.758cm" svg:x2="15.867cm" svg:y2="19.758cm">
            <text:p/>
          </draw:line>
        </draw:g>
        <draw:frame draw:style-name="gr3" draw:text-style-name="P4" draw:layer="layout" svg:width="1.952cm" svg:height="0.725cm" svg:x="13.225cm" svg:y="17.217cm">
          <draw:text-box>
            <text:p text:style-name="P3"><text:span text:style-name="T1">Algeria</text:span></text:p>
          </draw:text-box>
        </draw:frame>
        <draw:frame draw:style-name="gr3" draw:text-style-name="P4" draw:layer="layout" svg:width="1.952cm" svg:height="0.725cm" svg:x="13.225cm" svg:y="17.818cm">
          <draw:text-box>
            <text:p text:style-name="P3"><text:span text:style-name="T1">Angola</text:span></text:p>
          </draw:text-box>
        </draw:frame>
        <draw:frame draw:style-name="gr3" draw:text-style-name="P4" draw:layer="layout" svg:width="1.952cm" svg:height="0.725cm" svg:x="13.225cm" svg:y="18.519cm">
          <draw:text-box>
            <text:p text:style-name="P3"><text:span text:style-name="T1">...</text:span></text:p>
          </draw:text-box>
        </draw:frame>
        <draw:frame draw:style-name="gr3" draw:text-style-name="P4" draw:layer="layout" svg:width="2.27cm" svg:height="0.725cm" svg:x="12.907cm" svg:y="19.119cm">
          <draw:text-box>
            <text:p text:style-name="P3"><text:span text:style-name="T1">Ukraine</text:span></text:p>
          </draw:text-box>
        </draw:frame>
        <draw:frame draw:style-name="gr3" draw:text-style-name="P4" draw:layer="layout" svg:width="2.857cm" svg:height="0.725cm" svg:x="12.32cm" svg:y="19.72cm">
          <draw:text-box>
            <text:p text:style-name="P3"><text:span text:style-name="T1">Uzbekist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28:38.764785911</meta:creation-date>
    <dc:date>2025-04-11T12:59:43.434547140</dc:date>
    <meta:editing-duration>PT9M31S</meta:editing-duration>
    <meta:editing-cycles>2</meta:editing-cycles>
    <meta:generator>LibreOffice/7.4.7.2$Linux_X86_64 LibreOffice_project/40$Build-2</meta:generator>
    <meta:document-statistic meta:object-count="50"/>
  </office:meta>
</office:document-meta>
</file>